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0.572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517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198a8a"/>
      <style:text-properties fo:color="#ffffff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fo:background-color="#ffff99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()=1.2" table:allow-empty-cell="true" table:base-cell-address="Tabelle2.E2"/>
      </table:content-validations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15"/>
        <table:table-column table:style-name="co13" table:default-cell-style-name="Default"/>
        <table:table-column table:style-name="co6" table:default-cell-style-name="ce15"/>
        <table:table-column table:style-name="co14" table:default-cell-style-name="Default"/>
        <table:table-column table:style-name="co6" table:default-cell-style-name="ce15"/>
        <table:table-column table:style-name="co15" table:default-cell-style-name="Default"/>
        <table:table-column table:style-name="co6" table:default-cell-style-name="ce15"/>
        <table:table-column table:style-name="co12" table:default-cell-style-name="Default"/>
        <table:table-column table:style-name="co6" table:default-cell-style-name="ce15"/>
        <table:table-row table:style-name="ro4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 table:number-columns-spanned="2" table:number-rows-spanned="1">
            <text:p>Patrick Posten</text:p>
          </table:table-cell>
          <table:covered-table-cell table:style-name="ce8"/>
          <table:table-cell table:style-name="ce8" office:value-type="string" table:number-columns-spanned="2" table:number-rows-spanned="1">
            <text:p>Phil Posten</text:p>
          </table:table-cell>
          <table:covered-table-cell table:style-name="ce8"/>
          <table:table-cell table:style-name="ce8" office:value-type="string" table:number-columns-spanned="2" table:number-rows-spanned="1">
            <text:p>Thomas Posten</text:p>
          </table:table-cell>
          <table:covered-table-cell table:style-name="ce8"/>
          <table:table-cell table:style-name="ce8" office:value-type="string" table:number-columns-spanned="2" table:number-rows-spanned="1">
            <text:p>Andre Posten</text:p>
          </table:table-cell>
          <table:covered-table-cell table:style-name="ce8"/>
          <table:table-cell table:style-name="ce8" office:value-type="string" table:number-columns-spanned="2" table:number-rows-spanned="1">
            <text:p>Kolja Posten</text:p>
          </table:table-cell>
          <table:covered-table-cell table:style-name="ce8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content-validation-name="val1" office:value-type="float" office:value="1">
            <text:p>1</text:p>
          </table:table-cell>
          <table:table-cell table:formula="of:=IF([.E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G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I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K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M2]=1;[.$D2]/SUM([.$E2];[.$I2];[.$K2];[.$G2];[.$M2]);0)" office:value-type="currency" office:currency="EUR" office:value="45">
            <text:p>45,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office:value-type="float" office:value="1">
            <text:p>1</text:p>
          </table:table-cell>
          <table:table-cell table:formula="of:=IF([.E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G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I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K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M3]=1;[.$D3]/SUM([.$E3];[.$I3];[.$K3];[.$G3];[.$M3]);0)" office:value-type="currency" office:currency="EUR" office:value="12.76">
            <text:p>12,76 €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office:value-type="float" office:value="1">
            <text:p>1</text:p>
          </table:table-cell>
          <table:table-cell table:formula="of:=IF([.E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G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I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K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M4]=1;[.$D4]/SUM([.$E4];[.$I4];[.$K4];[.$G4];[.$M4]);0)" office:value-type="currency" office:currency="EUR" office:value="21.944">
            <text:p>21,94 €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office:value-type="float" office:value="1">
            <text:p>1</text:p>
          </table:table-cell>
          <table:table-cell table:formula="of:=IF([.E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G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I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K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M5]=1;[.$D5]/SUM([.$E5];[.$I5];[.$K5];[.$G5];[.$M5]);0)" office:value-type="currency" office:currency="EUR" office:value="12.782">
            <text:p>12,78 €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office:value-type="float" office:value="1">
            <text:p>1</text:p>
          </table:table-cell>
          <table:table-cell table:formula="of:=IF([.E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G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I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K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M6]=1;[.$D6]/SUM([.$E6];[.$I6];[.$K6];[.$G6];[.$M6]);0)" office:value-type="currency" office:currency="EUR" office:value="1.75">
            <text:p>1,75 €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office:value-type="float" office:value="1">
            <text:p>1</text:p>
          </table:table-cell>
          <table:table-cell table:formula="of:=IF([.E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G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I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K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M7]=1;[.$D7]/SUM([.$E7];[.$I7];[.$K7];[.$G7];[.$M7]);0)" office:value-type="currency" office:currency="EUR" office:value="16.426">
            <text:p>16,43 €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office:value-type="float" office:value="1">
            <text:p>1</text:p>
          </table:table-cell>
          <table:table-cell table:formula="of:=IF([.E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G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I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K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M8]=1;[.$D8]/SUM([.$E8];[.$I8];[.$K8];[.$G8];[.$M8]);0)" office:value-type="currency" office:currency="EUR" office:value="3.576">
            <text:p>3,58 €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office:value-type="float" office:value="1">
            <text:p>1</text:p>
          </table:table-cell>
          <table:table-cell table:formula="of:=IF([.E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G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I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K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M9]=1;[.$D9]/SUM([.$E9];[.$I9];[.$K9];[.$G9];[.$M9]);0)" office:value-type="currency" office:currency="EUR" office:value="2.59">
            <text:p>2,59 €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office:value-type="float" office:value="1">
            <text:p>1</text:p>
          </table:table-cell>
          <table:table-cell table:formula="of:=IF([.E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G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I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K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M10]=1;[.$D10]/SUM([.$E10];[.$I10];[.$K10];[.$G10];[.$M10]);0)" office:value-type="currency" office:currency="EUR" office:value="158.282">
            <text:p>158,28 €</text:p>
          </table:table-cell>
        </table:table-row>
        <table:table-row table:style-name="ro4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office:value-type="float" office:value="1">
            <text:p>1</text:p>
          </table:table-cell>
          <table:table-cell table:formula="of:=IF([.E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G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I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K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M11]=1;[.$D11]/SUM([.$E11];[.$I11];[.$K11];[.$G11];[.$M11]);0)" office:value-type="currency" office:currency="EUR" office:value="44.394">
            <text:p>44,39 €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office:value-type="float" office:value="1">
            <text:p>1</text:p>
          </table:table-cell>
          <table:table-cell table:formula="of:=IF([.E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G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I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K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M12]=1;[.$D12]/SUM([.$E12];[.$I12];[.$K12];[.$G12];[.$M12]);0)" office:value-type="currency" office:currency="EUR" office:value="3.74">
            <text:p>3,74 €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office:value-type="float" office:value="1">
            <text:p>1</text:p>
          </table:table-cell>
          <table:table-cell table:formula="of:=IF([.E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G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I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K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M13]=1;[.$D13]/SUM([.$E13];[.$I13];[.$K13];[.$G13];[.$M13]);0)" office:value-type="currency" office:currency="EUR" office:value="1.496">
            <text:p>1,50 €</text:p>
          </table:table-cell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office:value-type="float" office:value="1">
            <text:p>1</text:p>
          </table:table-cell>
          <table:table-cell table:formula="of:=IF([.E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G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I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K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M14]=1;[.$D14]/SUM([.$E14];[.$I14];[.$K14];[.$G14];[.$M14]);0)" office:value-type="currency" office:currency="EUR" office:value="1.506">
            <text:p>1,51 €</text:p>
          </table:table-cell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office:value-type="float" office:value="1">
            <text:p>1</text:p>
          </table:table-cell>
          <table:table-cell table:formula="of:=IF([.E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G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I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K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M15]=1;[.$D15]/SUM([.$E15];[.$I15];[.$K15];[.$G15];[.$M15]);0)" office:value-type="currency" office:currency="EUR" office:value="21.302">
            <text:p>21,30 €</text:p>
          </table:table-cell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office:value-type="float" office:value="1">
            <text:p>1</text:p>
          </table:table-cell>
          <table:table-cell table:formula="of:=IF([.E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G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I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K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M16]=1;[.$D16]/SUM([.$E16];[.$I16];[.$K16];[.$G16];[.$M16]);0)" office:value-type="currency" office:currency="EUR" office:value="3.27">
            <text:p>3,27 €</text:p>
          </table:table-cell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office:value-type="float" office:value="1">
            <text:p>1</text:p>
          </table:table-cell>
          <table:table-cell table:formula="of:=IF([.E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G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I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K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M17]=1;[.$D17]/SUM([.$E17];[.$I17];[.$K17];[.$G17];[.$M17]);0)" office:value-type="currency" office:currency="EUR" office:value="1.14">
            <text:p>1,14 €</text:p>
          </table:table-cell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office:value-type="float" office:value="1">
            <text:p>1</text:p>
          </table:table-cell>
          <table:table-cell table:formula="of:=IF([.E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G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I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K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M18]=1;[.$D18]/SUM([.$E18];[.$I18];[.$K18];[.$G18];[.$M18]);0)" office:value-type="currency" office:currency="EUR" office:value="10">
            <text:p>10,00 €</text:p>
          </table:table-cell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office:value-type="float" office:value="1">
            <text:p>1</text:p>
          </table:table-cell>
          <table:table-cell table:formula="of:=IF([.E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G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I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K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M19]=1;[.$D19]/SUM([.$E19];[.$I19];[.$K19];[.$G19];[.$M19]);0)" office:value-type="currency" office:currency="EUR" office:value="4.28">
            <text:p>4,28 €</text:p>
          </table:table-cell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office:value-type="float" office:value="1">
            <text:p>1</text:p>
          </table:table-cell>
          <table:table-cell table:formula="of:=IF([.E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G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I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K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M20]=1;[.$D20]/SUM([.$E20];[.$I20];[.$K20];[.$G20];[.$M20]);0)" office:value-type="currency" office:currency="EUR" office:value="4.29">
            <text:p>4,29 €</text:p>
          </table:table-cell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office:value-type="float" office:value="1">
            <text:p>1</text:p>
          </table:table-cell>
          <table:table-cell table:formula="of:=IF([.E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G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I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K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M21]=1;[.$D21]/SUM([.$E21];[.$I21];[.$K21];[.$G21];[.$M21]);0)" office:value-type="currency" office:currency="EUR" office:value="4.3">
            <text:p>4,30 €</text:p>
          </table:table-cell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office:value-type="float" office:value="1">
            <text:p>1</text:p>
          </table:table-cell>
          <table:table-cell table:formula="of:=IF([.E22]=1;[.$D22]/SUM([.$E22];[.$I22];[.$K22];[.$G22];[.$M22]);0)" office:value-type="currency" office:currency="EUR" office:value="0.925">
            <text:p>0,93 €</text:p>
          </table:table-cell>
          <table:table-cell office:value-type="float" office:value="1">
            <text:p>1</text:p>
          </table:table-cell>
          <table:table-cell table:formula="of:=IF([.G22]=1;[.$D22]/SUM([.$E22];[.$I22];[.$K22];[.$G22];[.$M22]);0)" office:value-type="currency" office:currency="EUR" office:value="0.925">
            <text:p>0,93 €</text:p>
          </table:table-cell>
          <table:table-cell office:value-type="float" office:value="0">
            <text:p>0</text:p>
          </table:table-cell>
          <table:table-cell table:formula="of:=IF([.I22]=1;[.$D22]/SUM([.$E22];[.$I22];[.$K22];[.$G22];[.$M22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2]=1;[.$D22]/SUM([.$E22];[.$I22];[.$K22];[.$G22];[.$M22]);0)" office:value-type="currency" office:currency="EUR" office:value="0.925">
            <text:p>0,93 €</text:p>
          </table:table-cell>
          <table:table-cell office:value-type="float" office:value="1">
            <text:p>1</text:p>
          </table:table-cell>
          <table:table-cell table:formula="of:=IF([.M22]=1;[.$D22]/SUM([.$E22];[.$I22];[.$K22];[.$G22];[.$M22]);0)" office:value-type="currency" office:currency="EUR" office:value="0.925">
            <text:p>0,93 €</text:p>
          </table:table-cell>
        </table:table-row>
        <table:table-row table:style-name="ro4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office:value-type="float" office:value="1">
            <text:p>1</text:p>
          </table:table-cell>
          <table:table-cell table:formula="of:=IF([.E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G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I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K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M23]=1;[.$D23]/SUM([.$E23];[.$I23];[.$K23];[.$G23];[.$M23]);0)" office:value-type="currency" office:currency="EUR" office:value="0.63">
            <text:p>0,63 €</text:p>
          </table:table-cell>
        </table:table-row>
        <table:table-row table:style-name="ro2">
          <table:table-cell table:formula="of:=[.A23]+1" office:value-type="float" office:value="22">
            <text:p>22</text:p>
          </table:table-cell>
          <table:table-cell table:style-name="ce11" office:value-type="date" office:date-value="2013-01-28">
            <text:p>28.01.13</text:p>
          </table:table-cell>
          <table:table-cell office:value-type="string">
            <text:p>M2 / M2.5 Schrauben</text:p>
          </table:table-cell>
          <table:table-cell table:style-name="ce13" table:formula="of:=7.95+5.95" office:value-type="currency" office:currency="EUR" office:value="13.9">
            <text:p>13,90 €</text:p>
          </table:table-cell>
          <table:table-cell office:value-type="float" office:value="1">
            <text:p>1</text:p>
          </table:table-cell>
          <table:table-cell table:formula="of:=IF([.E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G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I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K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M24]=1;[.$D24]/SUM([.$E24];[.$I24];[.$K24];[.$G24];[.$M24]);0)" office:value-type="currency" office:currency="EUR" office:value="2.78">
            <text:p>2,78 €</text:p>
          </table:table-cell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Antiflex Plexischeibe</text:p>
          </table:table-cell>
          <table:table-cell table:style-name="ce13" table:formula="of:=195.16" office:value-type="currency" office:currency="EUR" office:value="195.16">
            <text:p>195,16 €</text:p>
          </table:table-cell>
          <table:table-cell office:value-type="float" office:value="1">
            <text:p>1</text:p>
          </table:table-cell>
          <table:table-cell table:formula="of:=IF([.E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G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I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K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M25]=1;[.$D25]/SUM([.$E25];[.$I25];[.$K25];[.$G25];[.$M25]);0)" office:value-type="currency" office:currency="EUR" office:value="39.032">
            <text:p>39,03 €</text:p>
          </table:table-cell>
        </table:table-row>
        <table:table-row table:style-name="ro2">
          <table:table-cell table:formula="of:=[.A25]+1" office:value-type="float" office:value="24">
            <text:p>24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Sandstrahlen</text:p>
          </table:table-cell>
          <table:table-cell table:style-name="ce13" office:value-type="currency" office:currency="EUR" office:value="20">
            <text:p>20,00 €</text:p>
          </table:table-cell>
          <table:table-cell office:value-type="float" office:value="1">
            <text:p>1</text:p>
          </table:table-cell>
          <table:table-cell table:formula="of:=IF([.E26]=1;[.$D26]/SUM([.$E26];[.$I26];[.$K26];[.$G26];[.$M26]);0)" office:value-type="currency" office:currency="EUR" office:value="10">
            <text:p>10,00 €</text:p>
          </table:table-cell>
          <table:table-cell office:value-type="float" office:value="0">
            <text:p>0</text:p>
          </table:table-cell>
          <table:table-cell table:formula="of:=IF([.G26]=1;[.$D26]/SUM([.$E26];[.$I26];[.$K26];[.$G26];[.$M26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26]=1;[.$D26]/SUM([.$E26];[.$I26];[.$K26];[.$G26];[.$M26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6]=1;[.$D26]/SUM([.$E26];[.$I26];[.$K26];[.$G26];[.$M26]);0)" office:value-type="currency" office:currency="EUR" office:value="10">
            <text:p>10,00 €</text:p>
          </table:table-cell>
          <table:table-cell office:value-type="float" office:value="0">
            <text:p>0</text:p>
          </table:table-cell>
          <table:table-cell table:formula="of:=IF([.M26]=1;[.$D26]/SUM([.$E26];[.$I26];[.$K26];[.$G26];[.$M26]);0)" office:value-type="float" office:value="0">
            <text:p>0</text:p>
          </table:table-cell>
        </table:table-row>
        <table:table-row table:style-name="ro4">
          <table:table-cell table:formula="of:=[.A26]+1" office:value-type="float" office:value="25">
            <text:p>25</text:p>
          </table:table-cell>
          <table:table-cell table:style-name="ce11" office:value-type="date" office:date-value="2013-03-07">
            <text:p>07.03.13</text:p>
          </table:table-cell>
          <table:table-cell office:value-type="string">
            <text:p>Eloxieren</text:p>
          </table:table-cell>
          <table:table-cell table:style-name="ce13" office:value-type="currency" office:currency="EUR" office:value="110">
            <text:p>110,00 €</text:p>
          </table:table-cell>
          <table:table-cell office:value-type="float" office:value="1">
            <text:p>1</text:p>
          </table:table-cell>
          <table:table-cell table:formula="of:=IF([.E27]=1;[.$D27]/SUM([.$E27];[.$I27];[.$K27];[.$G27];[.$M27]);0)" office:value-type="currency" office:currency="EUR" office:value="27.5">
            <text:p>27,50 €</text:p>
          </table:table-cell>
          <table:table-cell office:value-type="float" office:value="1">
            <text:p>1</text:p>
          </table:table-cell>
          <table:table-cell table:formula="of:=IF([.G27]=1;[.$D27]/SUM([.$E27];[.$I27];[.$K27];[.$G27];[.$M27]);0)" office:value-type="currency" office:currency="EUR" office:value="27.5">
            <text:p>27,50 €</text:p>
          </table:table-cell>
          <table:table-cell office:value-type="float" office:value="0">
            <text:p>0</text:p>
          </table:table-cell>
          <table:table-cell table:formula="of:=IF([.I27]=1;[.$D27]/SUM([.$E27];[.$I27];[.$K27];[.$G27];[.$M27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7]=1;[.$D27]/SUM([.$E27];[.$I27];[.$K27];[.$G27];[.$M27]);0)" office:value-type="currency" office:currency="EUR" office:value="27.5">
            <text:p>27,50 €</text:p>
          </table:table-cell>
          <table:table-cell office:value-type="float" office:value="1">
            <text:p>1</text:p>
          </table:table-cell>
          <table:table-cell table:formula="of:=IF([.M27]=1;[.$D27]/SUM([.$E27];[.$I27];[.$K27];[.$G27];[.$M27]);0)" office:value-type="currency" office:currency="EUR" office:value="27.5">
            <text:p>27,50 €</text:p>
          </table:table-cell>
        </table:table-row>
        <table:table-row table:style-name="ro2">
          <table:table-cell table:formula="of:=[.A27]+1" office:value-type="float" office:value="26">
            <text:p>26</text:p>
          </table:table-cell>
          <table:table-cell table:style-name="ce11" office:value-type="date" office:date-value="2013-03-22">
            <text:p>22.03.13</text:p>
          </table:table-cell>
          <table:table-cell office:value-type="string">
            <text:p>Wasserdichte Stecker </text:p>
          </table:table-cell>
          <table:table-cell table:style-name="ce13" office:value-type="currency" office:currency="EUR" office:value="9.18">
            <text:p>9,18 €</text:p>
          </table:table-cell>
          <table:table-cell office:value-type="float" office:value="1">
            <text:p>1</text:p>
          </table:table-cell>
          <table:table-cell table:formula="of:=IF([.E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G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I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K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M28]=1;[.$D28]/SUM([.$E28];[.$I28];[.$K28];[.$G28];[.$M28]);0)" office:value-type="currency" office:currency="EUR" office:value="1.836">
            <text:p>1,84 €</text:p>
          </table:table-cell>
        </table:table-row>
        <table:table-row table:style-name="ro4">
          <table:table-cell table:formula="of:=[.A28]+1" office:value-type="float" office:value="27">
            <text:p>27</text:p>
          </table:table-cell>
          <table:table-cell table:style-name="ce11" office:value-type="date" office:date-value="2013-01-08">
            <text:p>08.01.13</text:p>
          </table:table-cell>
          <table:table-cell office:value-type="string">
            <text:p>Kosohalter</text:p>
          </table:table-cell>
          <table:table-cell table:style-name="ce13" office:value-type="currency" office:currency="EUR" office:value="34.15">
            <text:p>34,15 €</text:p>
          </table:table-cell>
          <table:table-cell office:value-type="float" office:value="0">
            <text:p>0</text:p>
          </table:table-cell>
          <table:table-cell table:formula="of:=IF([.E29]=1;[.$D29]/SUM([.$E29];[.$I29];[.$K29];[.$G29];[.$M29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G29]=1;[.$D29]/SUM([.$E29];[.$I29];[.$K29];[.$G29];[.$M29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29]=1;[.$D29]/SUM([.$E29];[.$I29];[.$K29];[.$G29];[.$M29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9]=1;[.$D29]/SUM([.$E29];[.$I29];[.$K29];[.$G29];[.$M29]);0)" office:value-type="currency" office:currency="EUR" office:value="17.075">
            <text:p>17,08 €</text:p>
          </table:table-cell>
          <table:table-cell office:value-type="float" office:value="1">
            <text:p>1</text:p>
          </table:table-cell>
          <table:table-cell table:formula="of:=IF([.M29]=1;[.$D29]/SUM([.$E29];[.$I29];[.$K29];[.$G29];[.$M29]);0)" office:value-type="currency" office:currency="EUR" office:value="17.075">
            <text:p>17,08 €</text:p>
          </table:table-cell>
        </table:table-row>
        <table:table-row table:style-name="ro2">
          <table:table-cell table:formula="of:=[.A29]+1" office:value-type="float" office:value="28">
            <text:p>28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2. Gehäuse</text:p>
          </table:table-cell>
          <table:table-cell table:style-name="ce13" office:value-type="currency" office:currency="EUR" office:value="40">
            <text:p>40,00 €</text:p>
          </table:table-cell>
          <table:table-cell office:value-type="float" office:value="1">
            <text:p>1</text:p>
          </table:table-cell>
          <table:table-cell table:formula="of:=IF([.E30]=1;[.$D30]/SUM([.$E30];[.$I30];[.$K30];[.$G30];[.$M30]);0)" office:value-type="currency" office:currency="EUR" office:value="40">
            <text:p>40,00 €</text:p>
          </table:table-cell>
          <table:table-cell office:value-type="float" office:value="0">
            <text:p>0</text:p>
          </table:table-cell>
          <table:table-cell table:formula="of:=IF([.G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K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M30]=1;[.$D30]/SUM([.$E30];[.$I30];[.$K30];[.$G30];[.$M30]);0)" office:value-type="float" office:value="0">
            <text:p>0</text:p>
          </table:table-cell>
        </table:table-row>
        <table:table-row table:style-name="ro2">
          <table:table-cell table:formula="of:=[.A30]+1" office:value-type="float" office:value="29">
            <text:p>29</text:p>
          </table:table-cell>
          <table:table-cell table:style-name="ce11" office:value-type="date" office:date-value="2013-04-07">
            <text:p>07.04.13</text:p>
          </table:table-cell>
          <table:table-cell office:value-type="string">
            <text:p>CAN Modul</text:p>
          </table:table-cell>
          <table:table-cell table:style-name="ce13" office:value-type="currency" office:currency="EUR" office:value="50">
            <text:p>50,00 €</text:p>
          </table:table-cell>
          <table:table-cell office:value-type="float" office:value="0">
            <text:p>0</text:p>
          </table:table-cell>
          <table:table-cell table:formula="of:=IF([.E31]=1;[.$D31]/SUM([.$E31];[.$I31];[.$K31];[.$G31];[.$M31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31]=1;[.$D31]/SUM([.$E31];[.$I31];[.$K31];[.$G31];[.$M31]);0)" office:value-type="currency" office:currency="EUR" office:value="25">
            <text:p>25,00 €</text:p>
          </table:table-cell>
          <table:table-cell office:value-type="float" office:value="1">
            <text:p>1</text:p>
          </table:table-cell>
          <table:table-cell table:formula="of:=IF([.I31]=1;[.$D31]/SUM([.$E31];[.$I31];[.$K31];[.$G31];[.$M31]);0)" office:value-type="currency" office:currency="EUR" office:value="25">
            <text:p>25,00 €</text:p>
          </table:table-cell>
          <table:table-cell office:value-type="float" office:value="0">
            <text:p>0</text:p>
          </table:table-cell>
          <table:table-cell table:formula="of:=IF([.K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M31]=1;[.$D31]/SUM([.$E31];[.$I31];[.$K31];[.$G31];[.$M31]);0)" office:value-type="float" office:value="0">
            <text:p>0</text:p>
          </table:table-cell>
        </table:table-row>
        <table:table-row table:style-name="ro2">
          <table:table-cell table:formula="of:=[.A31]+1" office:value-type="float" office:value="30">
            <text:p>30</text:p>
          </table:table-cell>
          <table:table-cell table:style-name="ce11" office:value-type="date" office:date-value="2013-03-21">
            <text:p>21.03.13</text:p>
          </table:table-cell>
          <table:table-cell office:value-type="string">
            <text:p>Honda Stecker</text:p>
          </table:table-cell>
          <table:table-cell table:style-name="ce13" office:value-type="currency" office:currency="EUR" office:value="51.7">
            <text:p>51,70 €</text:p>
          </table:table-cell>
          <table:table-cell office:value-type="float" office:value="1">
            <text:p>1</text:p>
          </table:table-cell>
          <table:table-cell table:formula="of:=IF([.E32]=1;[.$D32]/SUM([.$E32];[.$I32];[.$K32];[.$G32];[.$M32]);0)" office:value-type="currency" office:currency="EUR" office:value="17.2333333333333">
            <text:p>17,23 €</text:p>
          </table:table-cell>
          <table:table-cell office:value-type="float" office:value="0">
            <text:p>0</text:p>
          </table:table-cell>
          <table:table-cell table:formula="of:=IF([.G32]=1;[.$D32]/SUM([.$E32];[.$I32];[.$K32];[.$G32];[.$M32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I32]=1;[.$D32]/SUM([.$E32];[.$I32];[.$K32];[.$G32];[.$M32]);0)" office:value-type="currency" office:currency="EUR" office:value="17.2333333333333">
            <text:p>17,23 €</text:p>
          </table:table-cell>
          <table:table-cell office:value-type="float" office:value="1">
            <text:p>1</text:p>
          </table:table-cell>
          <table:table-cell table:formula="of:=IF([.K32]=1;[.$D32]/SUM([.$E32];[.$I32];[.$K32];[.$G32];[.$M32]);0)" office:value-type="currency" office:currency="EUR" office:value="17.2333333333333">
            <text:p>17,23 €</text:p>
          </table:table-cell>
          <table:table-cell office:value-type="float" office:value="0">
            <text:p>0</text:p>
          </table:table-cell>
          <table:table-cell table:formula="of:=IF([.M32]=1;[.$D32]/SUM([.$E32];[.$I32];[.$K32];[.$G32];[.$M32]);0)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  <table:table-cell table:style-name="ce16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32])" office:value-type="currency" office:currency="EUR" office:value="2405.08">
            <text:p>2.405,08 €</text:p>
          </table:table-cell>
          <table:table-cell table:style-name="ce12"/>
          <table:table-cell table:style-name="ce16" table:formula="of:=SUM([.F2:.F32])" office:value-type="currency" office:currency="EUR" office:value="514.764333333333">
            <text:p>514,76 €</text:p>
          </table:table-cell>
          <table:table-cell table:style-name="ce12"/>
          <table:table-cell table:style-name="ce16" table:formula="of:=SUM([.H2:.H32])" office:value-type="currency" office:currency="EUR" office:value="472.531">
            <text:p>472,53 €</text:p>
          </table:table-cell>
          <table:table-cell table:style-name="ce12"/>
          <table:table-cell table:style-name="ce16" table:formula="of:=SUM([.J2:.J32])" office:value-type="currency" office:currency="EUR" office:value="461.339333333333">
            <text:p>461,34 €</text:p>
          </table:table-cell>
          <table:table-cell table:style-name="ce12"/>
          <table:table-cell table:style-name="ce16" table:formula="of:=SUM([.L2:.L32])" office:value-type="currency" office:currency="EUR" office:value="491.839333333333">
            <text:p>491,84 €</text:p>
          </table:table-cell>
          <table:table-cell table:style-name="ce12"/>
          <table:table-cell table:style-name="ce16" table:formula="of:=SUM([.N2:.N32])" office:value-type="currency" office:currency="EUR" office:value="464.606">
            <text:p>464,61 €</text:p>
          </table:table-cell>
        </table:table-row>
        <table:table-row table:style-name="ro2">
          <table:table-cell table:style-name="ce10" office:value-type="string">
            <text:p>Gezahlt</text:p>
          </table:table-cell>
          <table:table-cell table:style-name="ce10"/>
          <table:table-cell table:style-name="ce12"/>
          <table:table-cell table:style-name="ce14"/>
          <table:table-cell/>
          <table:table-cell table:style-name="ce17" office:value-type="currency" office:currency="EUR" office:value="250">
            <text:p>250,00 €</text:p>
          </table:table-cell>
          <table:table-cell/>
          <table:table-cell table:style-name="ce17" table:formula="of:=400+100" office:value-type="currency" office:currency="EUR" office:value="500">
            <text:p>500,00 €</text:p>
          </table:table-cell>
          <table:table-cell/>
          <table:table-cell table:style-name="ce17" office:value-type="currency" office:currency="EUR" office:value="400">
            <text:p>400,00 €</text:p>
          </table:table-cell>
          <table:table-cell/>
          <table:table-cell table:style-name="ce17" office:value-type="currency" office:currency="EUR" office:value="250">
            <text:p>250,00 €</text:p>
          </table:table-cell>
          <table:table-cell/>
          <table:table-cell table:style-name="ce17" office:value-type="currency" office:currency="EUR" office:value="999.99">
            <text:p>999,99 €</text:p>
          </table:table-cell>
        </table:table-row>
        <table:table-row table:style-name="ro2">
          <table:table-cell table:number-columns-repeated="5"/>
          <table:table-cell table:style-name="ce16" table:formula="of:=[.F34]-[.F35]" office:value-type="currency" office:currency="EUR" office:value="264.764333333333">
            <text:p>264,76 €</text:p>
          </table:table-cell>
          <table:table-cell/>
          <table:table-cell table:style-name="ce16" table:formula="of:=[.H34]-[.H35]" office:value-type="currency" office:currency="EUR" office:value="-27.4690000000001">
            <text:p>-27,47 €</text:p>
          </table:table-cell>
          <table:table-cell/>
          <table:table-cell table:style-name="ce16" table:formula="of:=[.J34]-[.J35]" office:value-type="currency" office:currency="EUR" office:value="61.3393333333332">
            <text:p>61,34 €</text:p>
          </table:table-cell>
          <table:table-cell/>
          <table:table-cell table:style-name="ce16" table:formula="of:=[.L34]-[.L35]" office:value-type="currency" office:currency="EUR" office:value="241.839333333333">
            <text:p>241,84 €</text:p>
          </table:table-cell>
          <table:table-cell/>
          <table:table-cell table:style-name="ce16" table:formula="of:=[.N34]-[.N35]" office:value-type="currency" office:currency="EUR" office:value="-535.384">
            <text:p>-535,38 €</text:p>
          </table:table-cell>
        </table:table-row>
        <table:table-row table:style-name="ro2" table:number-rows-repeated="2">
          <table:table-cell table:number-columns-repeated="8"/>
          <table:table-cell table:style-name="ce18"/>
          <table:table-cell table:number-columns-repeated="5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.00.0000</text:date>, <text:time style:data-style-name="N2" text:time-value="0000-00-00T06:46:2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4-08T06:49:44</dc:date>
    <dc:creator>Kolja Windeler</dc:creator>
    <meta:editing-duration>P1DT11H5M21S</meta:editing-duration>
    <meta:editing-cycles>39</meta:editing-cycles>
    <meta:generator>LibreOffice/3.6$Linux_X86_64 LibreOffice_project/360m1$Build-2</meta:generator>
    <meta:document-statistic meta:table-count="3" meta:cell-count="531" meta:object-count="0"/>
  </office:meta>
</office:document-meta>
</file>